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067432" officeooo:paragraph-rsid="0006743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d80df"/>
    </style:style>
    <style:style style:name="P5" style:family="paragraph" style:parent-style-name="Standard">
      <style:paragraph-properties fo:text-align="justify" style:justify-single-word="false"/>
      <style:text-properties officeooo:paragraph-rsid="00140c35"/>
    </style:style>
    <style:style style:name="P6" style:family="paragraph" style:parent-style-name="Standard">
      <style:paragraph-properties fo:text-align="justify" style:justify-single-word="false"/>
      <style:text-properties officeooo:paragraph-rsid="0030be6f"/>
    </style:style>
    <style:style style:name="P7" style:family="paragraph" style:parent-style-name="Standard">
      <style:paragraph-properties fo:text-align="justify" style:justify-single-word="false"/>
      <style:text-properties officeooo:paragraph-rsid="002f05b7"/>
    </style:style>
    <style:style style:name="P8" style:family="paragraph" style:parent-style-name="Standard">
      <style:paragraph-properties fo:text-align="justify" style:justify-single-word="false"/>
      <style:text-properties officeooo:rsid="00122b7f" officeooo:paragraph-rsid="0030be6f"/>
    </style:style>
    <style:style style:name="P9" style:family="paragraph" style:parent-style-name="Standard">
      <style:paragraph-properties fo:text-align="justify" style:justify-single-word="false"/>
      <style:text-properties officeooo:rsid="00231516" officeooo:paragraph-rsid="00231516"/>
    </style:style>
    <style:style style:name="P10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/>
    </style:style>
    <style:style style:name="P11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57db34" fo:background-color="#ffffff"/>
    </style:style>
    <style:style style:name="P12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 style:font-size-asian="12.25pt" style:font-size-complex="14pt"/>
    </style:style>
    <style:style style:name="P13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5ac306" fo:background-color="#ffffff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officeooo:rsid="0038dc86" officeooo:paragraph-rsid="0038dc86"/>
    </style:style>
    <style:style style:name="P15" style:family="paragraph" style:parent-style-name="Standard">
      <style:paragraph-properties style:line-height-at-least="5.03mm"/>
      <style:text-properties fo:font-size="10.5pt" style:font-size-asian="12.25pt" style:font-size-complex="14pt"/>
    </style:style>
    <style:style style:name="P16" style:family="paragraph" style:parent-style-name="Standard">
      <style:paragraph-properties style:line-height-at-least="5.03mm"/>
      <style:text-properties officeooo:paragraph-rsid="0057db34"/>
    </style:style>
    <style:style style:name="P17" style:family="paragraph" style:parent-style-name="Standard">
      <style:paragraph-properties style:line-height-at-least="5.03mm"/>
      <style:text-properties officeooo:paragraph-rsid="00587f9f"/>
    </style:style>
    <style:style style:name="P18" style:family="paragraph" style:parent-style-name="Standard">
      <style:paragraph-properties fo:margin-left="12.51mm" fo:margin-right="0mm" fo:text-indent="0mm" style:auto-text-indent="false"/>
    </style:style>
    <style:style style:name="P19" style:family="paragraph" style:parent-style-name="Standard">
      <style:paragraph-properties fo:margin-left="12.51mm" fo:margin-right="0mm" fo:text-align="justify" style:justify-single-word="false" fo:text-indent="0mm" style:auto-text-indent="false"/>
      <style:text-properties officeooo:paragraph-rsid="0030be6f"/>
    </style:style>
    <style:style style:name="P20" style:family="paragraph" style:parent-style-name="Standard">
      <style:paragraph-properties fo:margin-left="12.51mm" fo:margin-right="0mm" fo:text-align="justify" style:justify-single-word="false" fo:text-indent="0mm" style:auto-text-indent="false"/>
      <style:text-properties officeooo:paragraph-rsid="002f05b7"/>
    </style:style>
    <style:style style:name="P21" style:family="paragraph" style:parent-style-name="Standard">
      <style:paragraph-properties fo:margin-left="12.51mm" fo:margin-right="0mm" fo:text-indent="0mm" style:auto-text-indent="false"/>
      <style:text-properties fo:color="#000000" loext:opacity="100%" style:font-name="Droid Sans Mono" fo:font-size="10.5pt" fo:font-weight="normal" fo:background-color="#ffffff"/>
    </style:style>
    <style:style style:name="P22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fo:background-color="#ffffff"/>
    </style:style>
    <style:style style:name="P23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4d6e38" fo:background-color="#ffffff"/>
    </style:style>
    <style:style style:name="P24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5c7f" fo:background-color="#ffffff"/>
    </style:style>
    <style:style style:name="P25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cd0f" fo:background-color="#ffffff"/>
    </style:style>
    <style:style style:name="P26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e562" fo:background-color="#ffffff"/>
    </style:style>
    <style:style style:name="P27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4bad2" fo:background-color="#ffffff"/>
    </style:style>
    <style:style style:name="P28" style:family="paragraph" style:parent-style-name="Standard">
      <style:paragraph-properties fo:margin-left="12.51mm" fo:margin-right="0mm" style:line-height-at-least="5.03mm" fo:text-indent="0mm" style:auto-text-indent="false"/>
    </style:style>
    <style:style style:name="P29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25e8f"/>
    </style:style>
    <style:style style:name="P30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5c7f"/>
    </style:style>
    <style:style style:name="P31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6122"/>
    </style:style>
    <style:style style:name="P32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e562"/>
    </style:style>
    <style:style style:name="P33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officeooo:paragraph-rsid="002f05b7"/>
    </style:style>
    <style:style style:name="P34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officeooo:paragraph-rsid="002f05b7"/>
    </style:style>
    <style:style style:name="P3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2f05b7"/>
    </style:style>
    <style:style style:name="P36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fo:background-color="#ffffff"/>
    </style:style>
    <style:style style:name="P37" style:family="paragraph" style:parent-style-name="Standard">
      <style:paragraph-properties fo:margin-left="0mm" fo:margin-right="0mm" style:line-height-at-least="5.03mm" fo:text-indent="12.51mm" style:auto-text-indent="false"/>
      <style:text-properties fo:color="#000000" loext:opacity="100%" style:font-name="Droid Sans Mono" fo:font-size="10.5pt" fo:font-weight="normal" fo:background-color="#ffffff"/>
    </style:style>
    <style:style style:name="P38" style:family="paragraph" style:parent-style-name="Заголовок">
      <style:paragraph-properties fo:break-before="page"/>
    </style:style>
    <style:style style:name="P39" style:family="paragraph" style:parent-style-name="Заголовок">
      <style:paragraph-properties fo:break-before="page"/>
      <style:text-properties fo:font-size="14pt" fo:language="ru" fo:country="RU" style:font-size-asian="14pt" style:font-size-complex="14pt"/>
    </style:style>
    <style:style style:name="P40" style:family="paragraph" style:parent-style-name="Заголовок">
      <style:text-properties fo:font-size="14pt" fo:language="ru" fo:country="RU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410901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a764b" style:font-size-asian="14pt" style:font-size-complex="14pt"/>
    </style:style>
    <style:style style:name="T5" style:family="text">
      <style:text-properties fo:font-size="14pt" fo:language="ru" fo:country="RU" officeooo:rsid="000ee7a5" style:font-size-asian="14pt" style:font-size-complex="14pt"/>
    </style:style>
    <style:style style:name="T6" style:family="text">
      <style:text-properties fo:font-size="14pt" fo:language="ru" fo:country="RU" officeooo:rsid="000ddd65" style:font-size-asian="14pt" style:font-size-complex="14pt"/>
    </style:style>
    <style:style style:name="T7" style:family="text">
      <style:text-properties fo:font-size="14pt" fo:language="ru" fo:country="RU" officeooo:rsid="000fff9a" style:font-size-asian="14pt" style:font-size-complex="14pt"/>
    </style:style>
    <style:style style:name="T8" style:family="text">
      <style:text-properties fo:font-size="14pt" fo:language="ru" fo:country="RU" officeooo:rsid="0010e9fe" style:font-size-asian="14pt" style:font-size-complex="14pt"/>
    </style:style>
    <style:style style:name="T9" style:family="text">
      <style:text-properties fo:font-size="14pt" fo:language="ru" fo:country="RU" officeooo:rsid="00122b7f" style:font-size-asian="14pt" style:font-size-complex="14pt"/>
    </style:style>
    <style:style style:name="T10" style:family="text">
      <style:text-properties fo:font-size="14pt" fo:language="ru" fo:country="RU" officeooo:rsid="00140c35" style:font-size-asian="14pt" style:font-size-complex="14pt"/>
    </style:style>
    <style:style style:name="T11" style:family="text">
      <style:text-properties fo:font-size="14pt" fo:language="ru" fo:country="RU" officeooo:rsid="00152499" style:font-size-asian="14pt" style:font-size-complex="14pt"/>
    </style:style>
    <style:style style:name="T12" style:family="text">
      <style:text-properties fo:font-size="14pt" fo:language="ru" fo:country="RU" officeooo:rsid="0016261f" style:font-size-asian="14pt" style:font-size-complex="14pt"/>
    </style:style>
    <style:style style:name="T13" style:family="text">
      <style:text-properties fo:font-size="14pt" fo:language="ru" fo:country="RU" officeooo:rsid="00170f67" style:font-size-asian="14pt" style:font-size-complex="14pt"/>
    </style:style>
    <style:style style:name="T14" style:family="text">
      <style:text-properties fo:font-size="14pt" fo:language="ru" fo:country="RU" officeooo:rsid="00189d3b" style:font-size-asian="14pt" style:font-size-complex="14pt"/>
    </style:style>
    <style:style style:name="T15" style:family="text">
      <style:text-properties fo:font-size="14pt" fo:language="ru" fo:country="RU" officeooo:rsid="00195ed7" style:font-size-asian="14pt" style:font-size-complex="14pt"/>
    </style:style>
    <style:style style:name="T16" style:family="text">
      <style:text-properties fo:font-size="14pt" fo:language="ru" fo:country="RU" officeooo:rsid="001efbe6" style:font-size-asian="14pt" style:font-size-complex="14pt"/>
    </style:style>
    <style:style style:name="T17" style:family="text">
      <style:text-properties fo:font-size="14pt" fo:language="ru" fo:country="RU" officeooo:rsid="0023a643" style:font-size-asian="14pt" style:font-size-complex="14pt"/>
    </style:style>
    <style:style style:name="T18" style:family="text">
      <style:text-properties fo:font-size="14pt" fo:language="ru" fo:country="RU" officeooo:rsid="00240ed7" style:font-size-asian="14pt" style:font-size-complex="14pt"/>
    </style:style>
    <style:style style:name="T19" style:family="text">
      <style:text-properties fo:font-size="14pt" fo:language="ru" fo:country="RU" officeooo:rsid="00262f78" style:font-size-asian="14pt" style:font-size-complex="14pt"/>
    </style:style>
    <style:style style:name="T20" style:family="text">
      <style:text-properties fo:font-size="14pt" fo:language="ru" fo:country="RU" officeooo:rsid="0030be6f" style:font-size-asian="14pt" style:font-size-complex="14pt"/>
    </style:style>
    <style:style style:name="T21" style:family="text">
      <style:text-properties fo:font-size="14pt" fo:language="ru" fo:country="RU" officeooo:rsid="00323146" style:font-size-asian="14pt" style:font-size-complex="14pt"/>
    </style:style>
    <style:style style:name="T22" style:family="text">
      <style:text-properties fo:font-size="14pt" fo:language="ru" fo:country="RU" officeooo:rsid="00336252" style:font-size-asian="14pt" style:font-size-complex="14pt"/>
    </style:style>
    <style:style style:name="T23" style:family="text">
      <style:text-properties fo:font-size="14pt" fo:font-style="normal" style:font-size-asian="14pt" style:font-style-asian="normal" style:font-size-complex="14pt" style:font-style-complex="normal"/>
    </style:style>
    <style:style style:name="T24" style:family="text">
      <style:text-properties fo:font-size="14pt" officeooo:rsid="0037404f" style:font-size-asian="12.25pt" style:font-size-complex="14pt"/>
    </style:style>
    <style:style style:name="T25" style:family="text">
      <style:text-properties fo:font-size="14pt" fo:font-weight="normal" officeooo:rsid="00410901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421c1d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42ab65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438315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488847" style:font-size-asian="14pt" style:font-weight-asian="normal" style:font-size-complex="14pt" style:font-weight-complex="normal"/>
    </style:style>
    <style:style style:name="T30" style:family="text">
      <style:text-properties officeooo:rsid="00298e6d"/>
    </style:style>
    <style:style style:name="T31" style:family="text">
      <style:text-properties officeooo:rsid="0029f098"/>
    </style:style>
    <style:style style:name="T32" style:family="text">
      <style:text-properties officeooo:rsid="002f05b7"/>
    </style:style>
    <style:style style:name="T33" style:family="text">
      <style:text-properties fo:font-weight="normal" officeooo:rsid="003a3298" style:font-weight-asian="normal" style:font-weight-complex="normal"/>
    </style:style>
    <style:style style:name="T34" style:family="text">
      <style:text-properties fo:font-weight="normal" officeooo:rsid="003a4bdf" style:font-weight-asian="normal" style:font-weight-complex="normal"/>
    </style:style>
    <style:style style:name="T35" style:family="text">
      <style:text-properties fo:font-weight="normal" officeooo:rsid="003d2c81" style:font-weight-asian="normal" style:font-weight-complex="normal"/>
    </style:style>
    <style:style style:name="T36" style:family="text">
      <style:text-properties fo:font-weight="normal" officeooo:rsid="003dde79" style:font-weight-asian="normal" style:font-weight-complex="normal"/>
    </style:style>
    <style:style style:name="T37" style:family="text">
      <style:text-properties fo:font-weight="normal" officeooo:rsid="00410901" style:font-weight-asian="normal" style:font-weight-complex="normal"/>
    </style:style>
    <style:style style:name="T38" style:family="text">
      <style:text-properties fo:font-weight="normal" officeooo:rsid="00457020" style:font-weight-asian="normal" style:font-weight-complex="normal"/>
    </style:style>
    <style:style style:name="T39" style:family="text">
      <style:text-properties fo:font-weight="normal" officeooo:rsid="00470a62" style:font-weight-asian="normal" style:font-weight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f05b7" style:font-style-asian="normal" style:font-weight-asian="bold" style:font-style-complex="normal" style:font-weight-complex="bold"/>
    </style:style>
    <style:style style:name="T42" style:family="text">
      <style:text-properties officeooo:rsid="0034e832"/>
    </style:style>
    <style:style style:name="T43" style:family="text">
      <style:text-properties officeooo:rsid="0036168d"/>
    </style:style>
    <style:style style:name="T44" style:family="text">
      <style:text-properties officeooo:rsid="0037404f"/>
    </style:style>
    <style:style style:name="T45" style:family="text">
      <style:text-properties officeooo:rsid="00382166"/>
    </style:style>
    <style:style style:name="T46" style:family="text">
      <style:text-properties officeooo:rsid="0038dc86"/>
    </style:style>
    <style:style style:name="T47" style:family="text">
      <style:text-properties fo:color="#af00db" loext:opacity="100%"/>
    </style:style>
    <style:style style:name="T48" style:family="text">
      <style:text-properties fo:color="#af00db" loext:opacity="100%" style:font-name="Droid Sans Mono" fo:font-size="10.5pt" fo:font-weight="normal" fo:background-color="#ffffff" loext:char-shading-value="0"/>
    </style:style>
    <style:style style:name="T49" style:family="text">
      <style:text-properties fo:color="#0000ff" loext:opacity="100%"/>
    </style:style>
    <style:style style:name="T50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51" style:family="text">
      <style:text-properties fo:color="#001080" loext:opacity="100%"/>
    </style:style>
    <style:style style:name="T52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53" style:family="text">
      <style:text-properties fo:color="#001080" loext:opacity="100%" fo:font-size="12.5pt" style:font-size-asian="12.25pt" style:font-size-complex="14pt"/>
    </style:style>
    <style:style style:name="T54" style:family="text">
      <style:text-properties fo:color="#001080" loext:opacity="100%" style:font-size-asian="12.25pt" style:font-size-complex="14pt"/>
    </style:style>
    <style:style style:name="T5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56" style:family="text">
      <style:text-properties fo:color="#000000" loext:opacity="100%" style:font-name="Droid Sans Mono" fo:font-weight="normal" fo:background-color="#ffffff" loext:char-shading-value="0"/>
    </style:style>
    <style:style style:name="T57" style:family="text">
      <style:text-properties fo:color="#098658" loext:opacity="100%"/>
    </style:style>
    <style:style style:name="T58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59" style:family="text">
      <style:text-properties officeooo:rsid="003957a5"/>
    </style:style>
    <style:style style:name="T60" style:family="text">
      <style:text-properties officeooo:rsid="004bacff"/>
    </style:style>
    <style:style style:name="T61" style:family="text">
      <style:text-properties fo:color="#267f99" loext:opacity="100%"/>
    </style:style>
    <style:style style:name="T62" style:family="text">
      <style:text-properties fo:color="#267f99" loext:opacity="100%" style:font-name="Droid Sans Mono" fo:font-size="10.5pt" fo:font-weight="normal" fo:background-color="#ffffff" loext:char-shading-value="0"/>
    </style:style>
    <style:style style:name="T63" style:family="text">
      <style:text-properties fo:color="#267f99" loext:opacity="100%" fo:font-size="12.5pt" style:font-size-asian="12.25pt" style:font-size-complex="14pt"/>
    </style:style>
    <style:style style:name="T64" style:family="text">
      <style:text-properties fo:color="#267f99" loext:opacity="100%" style:font-size-asian="12.25pt" style:font-size-complex="14pt"/>
    </style:style>
    <style:style style:name="T65" style:family="text">
      <style:text-properties fo:color="#a31515" loext:opacity="100%"/>
    </style:style>
    <style:style style:name="T66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67" style:family="text">
      <style:text-properties fo:color="#008000" loext:opacity="100%"/>
    </style:style>
    <style:style style:name="T68" style:family="text">
      <style:text-properties fo:color="#008000" loext:opacity="100%" officeooo:rsid="004d6e38"/>
    </style:style>
    <style:style style:name="T69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70" style:family="text">
      <style:text-properties fo:color="#008000" loext:opacity="100%" style:font-name="Droid Sans Mono" fo:font-size="10.5pt" fo:font-weight="normal" officeooo:rsid="00525e8f" fo:background-color="#ffffff" loext:char-shading-value="0"/>
    </style:style>
    <style:style style:name="T71" style:family="text">
      <style:text-properties fo:color="#008000" loext:opacity="100%" style:font-name="Droid Sans Mono" fo:font-size="10.5pt" fo:font-weight="normal" officeooo:rsid="004d6e38" fo:background-color="#ffffff" loext:char-shading-value="0"/>
    </style:style>
    <style:style style:name="T72" style:family="text">
      <style:text-properties fo:color="#008000" loext:opacity="100%" style:font-name="Droid Sans Mono" fo:font-size="10.5pt" fo:font-weight="normal" officeooo:rsid="00525e8f" fo:background-color="#ffffff" loext:char-shading-value="0" style:font-size-asian="12.25pt" style:font-size-complex="14pt"/>
    </style:style>
    <style:style style:name="T73" style:family="text">
      <style:text-properties fo:color="#008000" loext:opacity="100%" style:font-name="Droid Sans Mono" fo:font-size="10.5pt" fo:font-weight="normal" officeooo:rsid="0052f91a" fo:background-color="#ffffff" loext:char-shading-value="0" style:font-size-asian="12.25pt" style:font-size-complex="14pt"/>
    </style:style>
    <style:style style:name="T74" style:family="text">
      <style:text-properties fo:color="#008000" loext:opacity="100%" style:font-name="Droid Sans Mono" fo:font-size="10.5pt" fo:font-weight="normal" officeooo:rsid="00535c7f" fo:background-color="#ffffff" loext:char-shading-value="0" style:font-size-asian="12.25pt" style:font-size-complex="14pt"/>
    </style:style>
    <style:style style:name="T75" style:family="text">
      <style:text-properties fo:color="#008000" loext:opacity="100%" style:font-name="Droid Sans Mono" fo:font-size="10.5pt" fo:font-weight="normal" officeooo:rsid="0053e562" fo:background-color="#ffffff" loext:char-shading-value="0" style:font-size-asian="12.25pt" style:font-size-complex="14pt"/>
    </style:style>
    <style:style style:name="T76" style:family="text">
      <style:text-properties fo:color="#008000" loext:opacity="100%" style:font-name="Droid Sans Mono" fo:font-size="10.5pt" fo:font-weight="normal" officeooo:rsid="00535c7f" fo:background-color="#ffffff" loext:char-shading-value="0"/>
    </style:style>
    <style:style style:name="T77" style:family="text">
      <style:text-properties fo:color="#008000" loext:opacity="100%" style:font-name="Droid Sans Mono" fo:font-size="10.5pt" fo:font-weight="normal" officeooo:rsid="00536122" fo:background-color="#ffffff" loext:char-shading-value="0"/>
    </style:style>
    <style:style style:name="T78" style:family="text">
      <style:text-properties fo:color="#008000" loext:opacity="100%" officeooo:rsid="00535c7f"/>
    </style:style>
    <style:style style:name="T79" style:family="text">
      <style:text-properties fo:color="#008000" loext:opacity="100%" officeooo:rsid="0053cd0f"/>
    </style:style>
    <style:style style:name="T80" style:family="text">
      <style:text-properties fo:color="#008000" loext:opacity="100%" officeooo:rsid="0053e562"/>
    </style:style>
    <style:style style:name="T81" style:family="text">
      <style:text-properties fo:color="#008000" loext:opacity="100%" officeooo:rsid="0054bad2"/>
    </style:style>
    <style:style style:name="T82" style:family="text">
      <style:text-properties officeooo:rsid="00574046"/>
    </style:style>
    <style:style style:name="T83" style:family="text">
      <style:text-properties fo:color="#795e26" loext:opacity="100%"/>
    </style:style>
    <style:style style:name="T84" style:family="text">
      <style:text-properties fo:color="#ee0000" loext:opacity="100%"/>
    </style:style>
    <style:style style:name="T85" style:family="text">
      <style:text-properties fo:font-size="12.5pt" style:font-size-asian="12.25pt" style:font-size-complex="14pt"/>
    </style:style>
    <style:style style:name="T86" style:family="text">
      <style:text-properties style:font-size-asian="12.25pt" style:font-size-complex="14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-start text:name="__RefHeading___Toc4332_3004661642"/>АННОТАЦИЯ<text:bookmark-end text:name="__RefHeading___Toc4332_3004661642"/></text:p>
      <text:table-of-content text:style-name="Sect1" text:name="Table of Contents1">
        <text:table-of-content-source text:outline-level="10" text:use-index-source-styles="true">
          <text:index-title-template text:style-name="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"/>
          </text:index-source-styles>
          <text:index-source-styles text:outline-level="2">
            <text:index-source-style text:style-name="Подзаголовок"/>
          </text:index-source-styles>
        </text:table-of-content-source>
        <text:index-body>
          <text:index-title text:style-name="Sect1" text:name="Table of Contents1_Head">
            <text:p text:style-name="P38">СОДЕРЖАНИЕ</text:p>
          </text:index-title>
          <text:p text:style-name="P1"><text:a xlink:type="simple" xlink:href="#__RefHeading___Toc4332_3004661642" text:style-name="Index_20_Link" text:visited-style-name="Index_20_Link"><text:span text:style-name="T1">АННОТАЦИЯ<text:tab/>1</text:span></text:a></text:p>
          <text:p text:style-name="P1"><text:a xlink:type="simple" xlink:href="#__RefHeading___Toc4856_3004661642" text:style-name="Index_20_Link" text:visited-style-name="Index_20_Link"><text:span text:style-name="T1">ВВЕДЕНИЕ<text:tab/>3</text:span></text:a></text:p>
          <text:p text:style-name="P1"><text:a xlink:type="simple" xlink:href="#__RefHeading___Toc87996_3004661642" text:style-name="Index_20_Link" text:visited-style-name="Index_20_Link"><text:span text:style-name="T1">1 НАЗНАЧЕНИЕ И ОБЛАСТЬ ПРИМЕНЕНИЯ ПРОГРАММЫ<text:tab/>4</text:span></text:a></text:p>
          <text:p text:style-name="P1"><text:a xlink:type="simple" xlink:href="#__RefHeading___Toc87999_3004661642" text:style-name="Index_20_Link" text:visited-style-name="Index_20_Link"><text:span text:style-name="T1">2 ТЕХНИЧЕСКИЕ ХАРАКТЕРИСТИКИ ПРОГРАММЫ<text:tab/>5</text:span></text:a></text:p>
          <text:p text:style-name="P2"><text:a xlink:type="simple" xlink:href="#__RefHeading___Toc126798_3004661642" text:style-name="Index_20_Link" text:visited-style-name="Index_20_Link"><text:span text:style-name="T1"><text:s/>2.1 Постановка задачи на разработку программы </text:span></text:a><text:a xlink:type="simple" xlink:href="#__RefHeading___Toc126798_3004661642" text:style-name="Index_20_Link" text:visited-style-name="Index_20_Link"><text:span text:style-name="T23">(Вариант 23)</text:span></text:a><text:a xlink:type="simple" xlink:href="#__RefHeading___Toc126798_3004661642" text:style-name="Index_20_Link" text:visited-style-name="Index_20_Link"><text:span text:style-name="T1"><text:tab/>5</text:span></text:a></text:p>
          <text:p text:style-name="P2"><text:a xlink:type="simple" xlink:href="#__RefHeading___Toc126805_3004661642" text:style-name="Index_20_Link" text:visited-style-name="Index_20_Link"><text:span text:style-name="T1"><text:s/>2.2 Применяемые математические методы<text:tab/>5</text:span></text:a></text:p>
          <text:p text:style-name="P2"><text:a xlink:type="simple" xlink:href="#__RefHeading___Toc126803_3004661642" text:style-name="Index_20_Link" text:visited-style-name="Index_20_Link"><text:span text:style-name="T1"><text:s/>2.3 Описание и обоснование выбора метода организации входных, выходных и промежуточных данных<text:tab/>5</text:span></text:a></text:p>
          <text:p text:style-name="P2"><text:a xlink:type="simple" xlink:href="#__RefHeading___Toc126801_3004661642" text:style-name="Index_20_Link" text:visited-style-name="Index_20_Link"><text:span text:style-name="T1">2.4 Разработка модульной структуры программы<text:tab/>6</text:span></text:a></text:p>
        </text:index-body>
      </text:table-of-content>
      <text:p text:style-name="P3"/>
      <text:p text:style-name="P39"><text:bookmark-start text:name="__RefHeading___Toc4856_3004661642"/>ВВЕДЕНИЕ<text:bookmark-end text:name="__RefHeading___Toc4856_3004661642"/></text:p>
      <text:p text:style-name="P4"><text:span text:style-name="T4"><text:tab/>В рамках настоящего курсового проектирования ведется разработка программы </text:span><text:span text:style-name="T5">по теме «Программа</text:span><text:span text:style-name="T4"> обработки данных о студентах» на основании документа – техническое задание и в рамках организации – Севастопольский государственный университет. </text:span><text:span text:style-name="T6">Дата выдачи задания: 09.09.2020.</text:span></text:p>
      <text:p text:style-name="P4"><text:span text:style-name="T6"><text:tab/></text:span><text:span text:style-name="T7">С появлением и широким распространением табличных процессоров, одним из самых известных представителей которых является Microsoft Exel, </text:span><text:span text:style-name="T9">и иных программ, позволяющих обрабатывать большие объёмы табличных данных без необходимости знания пользователем языков программирования, </text:span><text:span text:style-name="T7">написание у</text:span><text:span text:style-name="T8">з</text:span><text:span text:style-name="T7">коспециализированных программ, </text:span><text:span text:style-name="T9">примером которых является разрабатываемая программа, утратило свою актуальность, </text:span><text:span text:style-name="T21">что, тем не менее, никак не сказалось на возможности использования разработки программы, </text:span><text:span text:style-name="T22">преимуществом которой является простота,</text:span><text:span text:style-name="T21"> для закрепления знаний.</text:span></text:p>
      <text:p text:style-name="P8"><text:span text:style-name="T3"><text:tab/>Целью курсового проектирования является систематизация, закрепление и углубление знаний в области основ программирования и совершенствование</text:span></text:p>
      <text:p text:style-name="P6"><text:span text:style-name="T9">практических навыков разработки программ на </text:span><text:span text:style-name="T20">языке</text:span><text:span text:style-name="T9"> Си </text:span><text:span text:style-name="T20">на примере</text:span><text:span text:style-name="T9"> разработк</text:span><text:span text:style-name="T20">и</text:span><text:span text:style-name="T9"> «программы </text:span><text:span text:style-name="T13">обработки данных о студентах»</text:span><text:span text:style-name="T9">, представляющей </text:span><text:span text:style-name="T14">собой</text:span><text:span text:style-name="T9"> упрощённое подобие базы данных и позволяющей выполнять различные операции над записями, </text:span><text:span text:style-name="T15">в том числе осуществление выборки 5 юношей и девушек с наиболее высокими баллами ЕГЭ в каждой группе.</text:span></text:p>
      <text:p text:style-name="P6"><text:span text:style-name="T15"><text:tab/>Для достижения цели на разных этапах курсового проектирования должны быть решены следующие задачи:</text:span></text:p>
      <text:p text:style-name="P19"><text:span text:style-name="T15">- выбор варианта задания и детализация поставки задачи;</text:span></text:p>
      <text:p text:style-name="P19"><text:span text:style-name="T15">- определение требований к функциям, выполняемых разрабатываемой программой;</text:span></text:p>
      <text:p text:style-name="P19"><text:span text:style-name="T15">- выбор типов и проектирование структур данных, определяющих способы представления, хранения и преобразования входных, выходных и промежуточных данных;</text:span></text:p>
      <text:p text:style-name="P19"><text:span text:style-name="T15">- разработка модульной структуры программы, определение функций модулей и способов их взаимодействия;</text:span></text:p>
      <text:p text:style-name="P19"><text:span text:style-name="T15">- написание текста программных модулей на алгоритмическом языке;</text:span></text:p>
      <text:p text:style-name="P19"><text:span text:style-name="T15">- разработка тестовых примеров;</text:span></text:p>
      <text:p text:style-name="P19"><text:span text:style-name="T15">- тестирование и отладка программы;</text:span></text:p>
      <text:p text:style-name="P19"><text:span text:style-name="T15">- разработка программных документов в соответствии с действующими стандартами.</text:span></text:p>
      <text:p text:style-name="P5"><text:span text:style-name="T16"/></text:p>
      <text:p text:style-name="P38"><text:bookmark-start text:name="__RefHeading___Toc87996_3004661642"/><text:span text:style-name="T30">1 </text:span>НАЗНАЧЕНИЕ И ОБЛАСТЬ ПРИМЕНЕНИЯ ПРОГРАММЫ<text:bookmark-end text:name="__RefHeading___Toc87996_3004661642"/></text:p>
      <text:p text:style-name="P9"><text:tab/>Программа предназначена <text:s/>для <text:span text:style-name="T10">организаци</text:span><text:span text:style-name="T3">и</text:span><text:span text:style-name="T10">, хранени</text:span><text:span text:style-name="T3">я</text:span><text:span text:style-name="T10">, </text:span><text:span text:style-name="T11">модификаци</text:span><text:span text:style-name="T3">и</text:span><text:span text:style-name="T11"> </text:span><text:span text:style-name="T12">записей </text:span><text:span text:style-name="T3">о студентах</text:span><text:span text:style-name="T10"> и предоставление удобного доступа к </text:span><text:span text:style-name="T12">ним</text:span><text:span text:style-name="T10"> через консольный пользовательский интерфейс.</text:span></text:p>
      <text:p text:style-name="P9"><text:span text:style-name="T17"><text:tab/>Областью применения программы может быть приёмная комиссия Севастопольского государственного университета </text:span><text:span text:style-name="T18">в случае отказа оной от использования значительно более продвинутого продукта 1С</text:span><text:span text:style-name="T17">, поскольку позволяет сортировать студентов по баллу ЕГЭ и дате поступления, </text:span><text:span text:style-name="T19">запоминает пол, ФИО, дату рождения, группу и форму обучения.</text:span></text:p>
      <text:p text:style-name="P38"><text:bookmark-start text:name="__RefHeading___Toc87999_3004661642"/><text:span text:style-name="T31">2 </text:span>ТЕХНИЧЕСКИЕ ХАРАКТЕРИСТИКИ ПРОГРАММЫ<text:bookmark-end text:name="__RefHeading___Toc87999_3004661642"/></text:p>
      <text:p text:style-name="Подзаголовок"><text:bookmark-start text:name="__RefHeading___Toc126798_3004661642"/><text:tab/>2.1 Постановка задачи на разработку программы <text:span text:style-name="T41">(</text:span><text:span text:style-name="T40">Вариант 23</text:span><text:span text:style-name="T41">)</text:span><text:bookmark-end text:name="__RefHeading___Toc126798_3004661642"/></text:p>
      <text:p text:style-name="P7"><text:tab/>Структура записей входного файла имеет следующий вид:</text:p>
      <text:p text:style-name="P20">- шифр группы (6 символов);</text:p>
      <text:p text:style-name="P20">- номер зачетной книжки студента;</text:p>
      <text:p text:style-name="P20">- ФИО студента;</text:p>
      <text:p text:style-name="P20">- пол;</text:p>
      <text:p text:style-name="P20">- форма обучения;</text:p>
      <text:p text:style-name="P20">- дата рождения;</text:p>
      <text:p text:style-name="P20">- дата поступления;</text:p>
      <text:p text:style-name="P20">- балл ЕГЭ.</text:p>
      <text:p text:style-name="P35">Разрабатываемая программа должна использовать меню-ориентированный интерфейс, обеспечивающий выполнение следующего минимального состава действий:</text:p>
      <text:p text:style-name="P20">- <text:span text:style-name="T42">н</text:span>ачальное создание таблицы;</text:p>
      <text:p text:style-name="P20">- <text:span text:style-name="T42">п</text:span>росмотр таблицы <text:span text:style-name="T42">с</text:span> возможность<text:span text:style-name="T42">ю </text:span>скроллинга;</text:p>
      <text:p text:style-name="P20">- <text:span text:style-name="T42">д</text:span>обавление новой записи в таблицу;</text:p>
      <text:p text:style-name="P20">- <text:span text:style-name="T42">у</text:span>даление записи <text:span text:style-name="T44">(по ключевому полю)</text:span>;</text:p>
      <text:p text:style-name="P20">- <text:span text:style-name="T43">к</text:span>орректировка записи в таблице <text:span text:style-name="T44">(по ключевому полю)</text:span>;</text:p>
      <text:p text:style-name="P20">- <text:span text:style-name="T44">с</text:span>ортировка таблицы;</text:p>
      <text:p text:style-name="P20">- <text:span text:style-name="T44">п</text:span>оиск записи в таблице <text:span text:style-name="T44">(</text:span>по ключевому полю<text:span text:style-name="T44">);</text:span></text:p>
      <text:p text:style-name="P20">- <text:span text:style-name="T44">с</text:span>охранение таблицы в <text:span text:style-name="T44">указанном пользователем </text:span>текстовом файле;</text:p>
      <text:p text:style-name="P20">- <text:span text:style-name="T44">о</text:span>бработка таблицы и просмотр результатов обработки;</text:p>
      <text:p text:style-name="P20">- завершение работы программы;</text:p>
      <text:p text:style-name="P20">В процессе работы с одной и той же таблицей она должна автоматически</text:p>
      <text:p text:style-name="P33">сохраняться в типизированном файле и её загрузка из типизированного файла должна происходить автоматически при новом запуске программы.</text:p>
      <text:p text:style-name="P33"><text:span text:style-name="T24"><text:tab/>При обработке таблицы</text:span><text:span text:style-name="T32"> необходимо в</text:span>ыбрать в каждой группе по 5 девушек и юношей, имеющих высший балл.</text:p>
      <text:p text:style-name="P33"/>
      <text:p text:style-name="Подзаголовок"><text:bookmark-start text:name="__RefHeading___Toc126805_3004661642"/><text:span text:style-name="T45"><text:tab/>2.2 П</text:span>рименяемые математические методы<text:bookmark-end text:name="__RefHeading___Toc126805_3004661642"/></text:p>
      <text:p text:style-name="Standard"><text:tab/><text:span text:style-name="T46">В ходе разработки активно применялся макрос для нахождения длинны статического массива.</text:span></text:p>
      <text:p text:style-name="Standard"/>
      <text:p text:style-name="P10"><text:span text:style-name="T47"><text:tab/><text:tab/><text:tab/>#define</text:span><text:span text:style-name="T49"> len(</text:span><text:span text:style-name="T51">x</text:span><text:span text:style-name="T49">) (sizeof(x) </text:span>/<text:span text:style-name="T49"> sizeof((x)[</text:span><text:span text:style-name="T57">0</text:span><text:span text:style-name="T49">]))</text:span></text:p>
      <text:p text:style-name="P10"><text:span text:style-name="T49"/></text:p>
      <text:p text:style-name="P14">Рисунок 2.1 – Макрос len</text:p>
      <text:p text:style-name="P14"/>
      <text:p text:style-name="Подзаголовок"><text:bookmark-start text:name="__RefHeading___Toc126803_3004661642"/><text:tab/><text:span text:style-name="T59">2.3 О</text:span>писание и обоснование выбора метода организации входных, выходных и промежуточных данных<text:bookmark-end text:name="__RefHeading___Toc126803_3004661642"/></text:p>
      <text:p text:style-name="Standard"><text:soft-page-break/><text:tab/><text:span text:style-name="T33">Для хранения данных в памяти было решено использовать двухнаправленный список, поскольку он позволил упростить и успорить реализацию скролла вверх. </text:span><text:span text:style-name="T34">Во избежание дополнительных выделений памяти во время поиска и лишнего перехода по указателю, которые бы неизбежно возникли в случае использования двух двунаправленных списков, ссылающихся на одни и те же данные, было решено использовать одни и те же элементы и в основном списке и вспомогательном, ипользуемом для поиска. Для этого в изначальный вариант элемента списка было добавлено ещё два указателя на предыдущий и следующий элемент, а так же введено понятие уровня связки («link_layer» в коде), изменение которого заставляет программу использовать начало, конец, длинну и пару указателей в элементе либо для основного списка, либо для вспомогательного. </text:span><text:span text:style-name="T35">Использование же макросов позволяет скрыть </text:span><text:span text:style-name="T36">особенности реализации, связанные с уровнем связывания, и работать со списком не задумываясь, в каком режиме он сейчас находится, если это не необходимо.</text:span></text:p>
      <text:p text:style-name="Standard"><text:span text:style-name="T36"><text:tab/></text:span><text:span text:style-name="T37">Для хранения строк было решено применять формат, напоминающий </text:span><text:span text:style-name="T25">таковые же</text:span><text:span text:style-name="T37"> в языке Паскаль, когда вместо нулевого символа записывается длинна строки. Это решение продиктовано тем, что функция для считывания строки активно использует эту информацию. Потенциально это </text:span><text:span text:style-name="T38">так же</text:span><text:span text:style-name="T37"> могло позволить сократить размер бинарного файла </text:span><text:span text:style-name="T39">автосохранения</text:span><text:span text:style-name="T37">, если бы в него записывалась только минимально необходимая часть массива, отведённого под строку, и её длинна, но было решено </text:span><text:span text:style-name="T25">не делать размер </text:span><text:span text:style-name="T28">записи</text:span><text:span text:style-name="T25"> в файле варьируемым, </text:span><text:span text:style-name="T26">чтобы не усложнять процесс чтения, и</text:span><text:span text:style-name="T25"> чтобы можно было легко сказать, сколько </text:span><text:span text:style-name="T27">записей хранится</text:span><text:span text:style-name="T25"> в файле по его размеру и выделить необходимое количество памяти при запуске программы, </text:span><text:span text:style-name="T29">и ограничиться той оптимизацией размера, что даёт запись чисел в двоичном формате</text:span><text:span text:style-name="T25">.</text:span></text:p>
      <text:p text:style-name="Standard"><text:span text:style-name="T25"/></text:p>
      <text:p text:style-name="Подзаголовок"><text:bookmark-start text:name="__RefHeading___Toc126801_3004661642"/><text:span text:style-name="T2">2.</text:span><text:span text:style-name="T1">4 Разработка модульной структуры программы</text:span><text:bookmark-end text:name="__RefHeading___Toc126801_3004661642"/></text:p>
      <text:p text:style-name="Standard"><text:tab/><text:span text:style-name="T60">В</text:span>нутренни<text:span text:style-name="T60">е</text:span> структур<text:span text:style-name="T60">ы</text:span> данных:</text:p>
      <text:p text:style-name="Standard"/>
      <text:p text:style-name="P22"><text:span text:style-name="T49">typedef</text:span> <text:span text:style-name="T49">struct</text:span> {</text:p>
      <text:p text:style-name="P22"><text:span text:style-name="T49"><text:tab/>char</text:span> <text:span text:style-name="T51">d</text:span>, <text:span text:style-name="T51">m</text:span>;</text:p>
      <text:p text:style-name="P22"><text:span text:style-name="T49"><text:tab/>short</text:span> <text:span text:style-name="T51">y</text:span>;</text:p>
      <text:p text:style-name="P22">} <text:span text:style-name="T61">Date</text:span>;</text:p>
      <text:p text:style-name="P18"/>
      <text:p text:style-name="P22"><text:span text:style-name="T47">#define</text:span><text:span text:style-name="T49"> FILEDATA_NAME_LEN </text:span><text:span text:style-name="T57">32</text:span></text:p>
      <text:p text:style-name="P28"/>
      <text:p text:style-name="P22"><text:span text:style-name="T49">typedef</text:span> <text:span text:style-name="T49">struct</text:span> {</text:p>
      <text:p text:style-name="P22"><text:span text:style-name="T49"><text:tab/>char</text:span> <text:span text:style-name="T51">group_name</text:span>[<text:span text:style-name="T57">6</text:span> + <text:span text:style-name="T57">2</text:span>];</text:p>
      <text:p text:style-name="P22"><text:span text:style-name="T49"><text:tab/>unsigned</text:span> <text:span text:style-name="T49">int</text:span> <text:span text:style-name="T51">gradebook_number</text:span>;</text:p>
      <text:p text:style-name="P22"><text:span text:style-name="T49"><text:tab/>char</text:span> <text:span text:style-name="T51">full_name</text:span>[<text:span text:style-name="T49">FILEDATA_NAME_LEN</text:span>];</text:p>
      <text:p text:style-name="P22"><text:span text:style-name="T49"><text:tab/>char</text:span> <text:span text:style-name="T51">gender</text:span>, <text:span text:style-name="T51">education_form</text:span>;</text:p>
      <text:p text:style-name="P22"><text:span text:style-name="T61"><text:tab/>Date</text:span> <text:span text:style-name="T51">birth_date</text:span>, <text:span text:style-name="T51">admission_date</text:span>;</text:p>
      <text:p text:style-name="P22"><text:span text:style-name="T49"><text:tab/>unsigned</text:span> <text:span text:style-name="T49">short</text:span> <text:span text:style-name="T51">USE_score</text:span>;</text:p>
      <text:p text:style-name="P28"><text:span text:style-name="T55">} </text:span><text:span text:style-name="T62">FileData</text:span><text:span text:style-name="T55">;</text:span></text:p>
      <text:p text:style-name="P22"><text:soft-page-break/><text:span text:style-name="T49">typedef</text:span> <text:span text:style-name="T49">struct</text:span> <text:span text:style-name="T61">list_element</text:span> {</text:p>
      <text:p text:style-name="P22"><text:span text:style-name="T61"><text:tab/>FileData</text:span> <text:span text:style-name="T51">data</text:span>;</text:p>
      <text:p text:style-name="P22"><text:span text:style-name="T49"><text:tab/>struct</text:span> <text:span text:style-name="T61">list_element</text:span> <text:span text:style-name="T49">*</text:span> <text:span text:style-name="T51">link</text:span>[<text:span text:style-name="T57">4</text:span>];</text:p>
      <text:p text:style-name="P28"><text:span text:style-name="T55">} </text:span><text:span text:style-name="T62">ListElement</text:span><text:span text:style-name="T55">;</text:span></text:p>
      <text:p text:style-name="P28"><text:span text:style-name="T55"/></text:p>
      <text:p text:style-name="P23"><text:span text:style-name="T67">/* </text:span><text:span text:style-name="T68">Временная структура, применяемая рекурсивной функцией алгорита сортировки для возврата нескольких занчений */</text:span></text:p>
      <text:p text:style-name="P22"><text:span text:style-name="T49">typedef</text:span> <text:span text:style-name="T49">struct</text:span> {</text:p>
      <text:p text:style-name="P10"><text:span text:style-name="T61"><text:tab/><text:tab/>ListElement</text:span> * <text:span text:style-name="T51">first</text:span>, * <text:span text:style-name="T51">last</text:span>;</text:p>
      <text:p text:style-name="P10"><text:span text:style-name="T61"><text:tab/><text:tab/>ListElement</text:span> * <text:span text:style-name="T51">next</text:span>;</text:p>
      <text:p text:style-name="P10"><text:tab/>} <text:span text:style-name="T61">Cut</text:span>;</text:p>
      <text:p text:style-name="P28"><text:span text:style-name="T55"/></text:p>
      <text:p text:style-name="P37"><text:span text:style-name="T47">#define</text:span><text:span text:style-name="T49"> READ_FUNC_SIGNATURE(</text:span><text:span text:style-name="T51">name</text:span><text:span text:style-name="T49">) char (* </text:span><text:span text:style-name="T51">name</text:span><text:span text:style-name="T49">)(char </text:span><text:span text:style-name="T51">enter_dir</text:span><text:span text:style-name="T49">, short </text:span><text:span text:style-name="T51">posx</text:span><text:span text:style-name="T49">, void * </text:span><text:span text:style-name="T51">dest</text:span><text:span text:style-name="T49">, struct </text:span><text:span text:style-name="T61">field_struct</text:span><text:span text:style-name="T49"> </text:span><text:span text:style-name="T51">field</text:span><text:span text:style-name="T49">)</text:span></text:p>
      <text:p text:style-name="P22"><text:span text:style-name="T49">typedef</text:span> <text:span text:style-name="T49">int</text:span> (* <text:span text:style-name="T61">CompareFunc</text:span>) (<text:span text:style-name="T49">void</text:span> <text:span text:style-name="T49">*</text:span> <text:span text:style-name="T51">a</text:span>, <text:span text:style-name="T49">void</text:span> <text:span text:style-name="T49">*</text:span> <text:span text:style-name="T51">b</text:span>);</text:p>
      <text:p text:style-name="P28"/>
      <text:p text:style-name="P29"><text:span text:style-name="T69">/* </text:span><text:span text:style-name="T72">С</text:span><text:span text:style-name="T71">труктура, применяемая </text:span><text:span text:style-name="T70">для описания параметров полей </text:span><text:span text:style-name="T73">элемента списка. </text:span><text:span text:style-name="T74">Используется редактором элементов и функциями ввода</text:span><text:span text:style-name="T71"> */</text:span></text:p>
      <text:p text:style-name="P22"><text:span text:style-name="T49">typedef</text:span> <text:span text:style-name="T49">struct</text:span> <text:span text:style-name="T61">field_struct</text:span> {</text:p>
      <text:p text:style-name="P30"><text:span text:style-name="T50"><text:tab/>unsigned</text:span><text:span text:style-name="T55"> </text:span><text:span text:style-name="T50">short</text:span><text:span text:style-name="T55"> </text:span><text:span text:style-name="T52">posx</text:span><text:span text:style-name="T55">;<text:tab/></text:span><text:span text:style-name="T69">/</text:span><text:span text:style-name="T71">/ </text:span><text:span text:style-name="T74">Позиция</text:span><text:span text:style-name="T76"> на экране</text:span></text:p>
      <text:p text:style-name="P24"><text:span text:style-name="T49"><text:tab/>unsigned</text:span> <text:span text:style-name="T49">char</text:span> <text:span text:style-name="T51">len</text:span>;<text:tab/><text:span text:style-name="T67">// </text:span><text:span text:style-name="T78">Длинна на экране</text:span></text:p>
      <text:p text:style-name="P24"><text:span text:style-name="T49"><text:tab/>unsigned</text:span> <text:span text:style-name="T49">char</text:span> <text:span text:style-name="T51">size</text:span>;<text:tab/><text:span text:style-name="T67">// </text:span><text:span text:style-name="T78">Размер в памяти</text:span></text:p>
      <text:p text:style-name="P24"><text:span text:style-name="T49"><text:tab/>READ_FUNC_SIGNATURE</text:span>(<text:span text:style-name="T61">read_func</text:span>); <text:span text:style-name="T67">// </text:span><text:span text:style-name="T78">Указатель на функцию чтения</text:span></text:p>
      <text:p text:style-name="P24"><text:span text:style-name="T61"><text:tab/>CompareFunc</text:span> <text:span text:style-name="T51">comp_func</text:span>;<text:tab/><text:span text:style-name="T67">// </text:span><text:span text:style-name="T78">Указатель на функцию для сравнения</text:span></text:p>
      <text:p text:style-name="P24"><text:span text:style-name="T49"><text:tab/>char</text:span> * <text:span text:style-name="T51">name</text:span>;<text:tab/><text:tab/><text:span text:style-name="T67">// </text:span><text:span text:style-name="T78">Название поля</text:span></text:p>
      <text:p text:style-name="P31"><text:span text:style-name="T61"><text:tab/>size_t</text:span> <text:span text:style-name="T51">offset</text:span>;<text:tab/><text:tab/><text:span text:style-name="T76">// </text:span><text:span text:style-name="T77">Смещение относительно начала элемента</text:span></text:p>
      <text:p text:style-name="P22"><text:span text:style-name="T49"><text:tab/>union</text:span> {</text:p>
      <text:p text:style-name="P25"><text:span text:style-name="T49"><text:tab/><text:tab/>char</text:span> <text:span text:style-name="T51">values</text:span>[<text:span text:style-name="T57">8</text:span>];<text:tab/><text:span text:style-name="T67">// </text:span><text:span text:style-name="T79">Допустимые значения для char’ов</text:span></text:p>
      <text:p text:style-name="P25"><text:span text:style-name="T49"><text:tab/><text:tab/>char</text:span> <text:span text:style-name="T51">allow</text:span>;<text:tab/><text:tab/><text:span text:style-name="T67">// </text:span><text:span text:style-name="T79">Допустимые значения для строк</text:span></text:p>
      <text:p text:style-name="P32"><text:span text:style-name="T48"><text:tab/><text:tab/>#define</text:span><text:span text:style-name="T50"> ALLOW_NOTHING </text:span><text:span text:style-name="T58">0 </text:span><text:span text:style-name="T69">// </text:span><text:span text:style-name="T75">Ничего не разрешать кроме букв</text:span></text:p>
      <text:p text:style-name="P26"><text:span text:style-name="T47"><text:tab/><text:tab/>#define</text:span><text:span text:style-name="T49"> ALLOW_DIGITS </text:span><text:span text:style-name="T57">1<text:tab/> <text:s/></text:span><text:span text:style-name="T67">// </text:span><text:span text:style-name="T80">Разрешить цифры</text:span></text:p>
      <text:p text:style-name="P26"><text:span text:style-name="T47"><text:tab/><text:tab/>#define</text:span><text:span text:style-name="T49"> ALLOW_SPECIAL </text:span><text:span text:style-name="T57">2 <text:s/></text:span><text:span text:style-name="T67">// </text:span><text:span text:style-name="T80">Разрешить специальные символы</text:span></text:p>
      <text:p text:style-name="P27"><text:tab/>} <text:span text:style-name="T51">prop</text:span>; <text:span text:style-name="T67">// </text:span><text:span text:style-name="T81">Дополнительные параметры для функций чтения</text:span></text:p>
      <text:p text:style-name="P22">} <text:span text:style-name="T61">Field</text:span>;</text:p>
      <text:p text:style-name="P28"><text:span text:style-name="T55"/></text:p>
      <text:p text:style-name="P21"><text:span text:style-name="T49">typedef</text:span> <text:span text:style-name="T49">struct</text:span> {</text:p>
      <text:p text:style-name="P10"><text:span text:style-name="T49"><text:tab/><text:tab/>char</text:span> * <text:span text:style-name="T51">name</text:span>;</text:p>
      <text:p text:style-name="P10"><text:span text:style-name="T49"><text:tab/><text:tab/>char</text:span> <text:span text:style-name="T51">name_len</text:span>;</text:p>
      <text:p text:style-name="P10"><text:span text:style-name="T49"><text:tab/><text:tab/>void</text:span> (* <text:span text:style-name="T51">func</text:span>)();</text:p>
      <text:p text:style-name="P10"><text:tab/>} <text:span text:style-name="T61">MenuItem</text:span>;</text:p>
      <text:p text:style-name="P18"/>
      <text:p text:style-name="P18"><text:span text:style-name="T82">К</text:span>онстанты:</text:p>
      <text:p text:style-name="P18"/>
      <text:p text:style-name="P21"><text:span text:style-name="T47">#define</text:span><text:span text:style-name="T49"> MENU_POSY </text:span><text:span text:style-name="T57">0</text:span></text:p>
      <text:p text:style-name="P10"><text:span text:style-name="T47"><text:tab/>#define</text:span><text:span text:style-name="T49"> EDITOR_POSY </text:span><text:span text:style-name="T57">2</text:span><text:span text:style-name="T67"> // +-1</text:span></text:p>
      <text:p text:style-name="P10"><text:span text:style-name="T47"><text:tab/>#define</text:span><text:span text:style-name="T49"> HEADER_POSY </text:span><text:span text:style-name="T57">4</text:span></text:p>
      <text:p text:style-name="P10"><text:span text:style-name="T47"><text:tab/>#define</text:span><text:span text:style-name="T49"> SCROLL_POSY </text:span><text:span text:style-name="T57">5</text:span></text:p>
      <text:p text:style-name="P10"><text:span text:style-name="T47"><text:tab/>#define</text:span><text:span text:style-name="T49"> E404_POSY </text:span><text:span text:style-name="T57">6</text:span></text:p>
      <text:p text:style-name="P16"><text:span text:style-name="T58"/></text:p>
      <text:p text:style-name="P17"><text:span text:style-name="T48"><text:tab/>#define</text:span><text:span text:style-name="T50"> AUTOSAVE_FILE_NAME </text:span><text:span text:style-name="T66">"test.bin"</text:span></text:p>
      <text:p text:style-name="P11"><text:soft-page-break/><text:span text:style-name="T47"><text:tab/>#define</text:span><text:span text:style-name="T49"> ARROW_UP </text:span><text:span text:style-name="T57">72</text:span></text:p>
      <text:p text:style-name="P10"><text:span text:style-name="T47"><text:tab/>#define</text:span><text:span text:style-name="T49"> ARROW_DOWN </text:span><text:span text:style-name="T57">80</text:span></text:p>
      <text:p text:style-name="P10"><text:span text:style-name="T47"><text:tab/>#define</text:span><text:span text:style-name="T49"> ARROW_LEFT </text:span><text:span text:style-name="T57">75</text:span></text:p>
      <text:p text:style-name="P10"><text:span text:style-name="T47"><text:tab/>#define</text:span><text:span text:style-name="T49"> ARROW_RIGHT </text:span><text:span text:style-name="T57">77</text:span></text:p>
      <text:p text:style-name="P10"><text:span text:style-name="T47"><text:tab/>#define</text:span><text:span text:style-name="T49"> KEY_ENTER </text:span><text:span text:style-name="T57">13</text:span></text:p>
      <text:p text:style-name="P10"><text:span text:style-name="T47"><text:tab/>#define</text:span><text:span text:style-name="T49"> KEY_ESC </text:span><text:span text:style-name="T57">27</text:span></text:p>
      <text:p text:style-name="P10"><text:span text:style-name="T47"><text:tab/>#define</text:span><text:span text:style-name="T49"> KEY_BACKSPACE </text:span><text:span text:style-name="T57">8</text:span></text:p>
      <text:p text:style-name="P10"><text:span text:style-name="T47"><text:tab/>#define</text:span><text:span text:style-name="T49"> KEY_TAB </text:span><text:span text:style-name="T57">9</text:span></text:p>
      <text:p text:style-name="P18"/>
      <text:p text:style-name="P36"><text:span text:style-name="T47">#define</text:span><text:span text:style-name="T49"> BACKGROUND_WHITE (BACKGROUND_BLUE | BACKGROUND_GREEN | BACKGROUND_RED)</text:span></text:p>
      <text:p text:style-name="P10"><text:span text:style-name="T47"><text:tab/>#define</text:span><text:span text:style-name="T49"> BACKGROUND_GRAY BACKGROUND_INTENSITY</text:span></text:p>
      <text:p text:style-name="P10"><text:span text:style-name="T49"/></text:p>
      <text:p text:style-name="P36"><text:span text:style-name="T47">#define</text:span><text:span text:style-name="T49"> field(</text:span><text:span text:style-name="T51">x</text:span><text:span text:style-name="T49">, </text:span><text:span text:style-name="T51">l</text:span><text:span text:style-name="T49">, </text:span><text:span text:style-name="T51">s</text:span><text:span text:style-name="T49">, </text:span><text:span text:style-name="T51">r</text:span><text:span text:style-name="T49">, </text:span><text:span text:style-name="T51">c</text:span><text:span text:style-name="T49">, </text:span><text:span text:style-name="T51">n</text:span><text:span text:style-name="T49">, </text:span><text:span text:style-name="T51">o</text:span><text:span text:style-name="T49">, </text:span><text:span text:style-name="T51">p</text:span><text:span text:style-name="T49">) { x, l, s, r, c, n, offsetof(</text:span><text:span text:style-name="T61">FileData</text:span><text:span text:style-name="T49">, o), p }</text:span></text:p>
      <text:p text:style-name="P10"><text:span text:style-name="T61"><text:tab/></text:span><text:span text:style-name="T64">Field</text:span><text:span text:style-name="T86"> </text:span><text:span text:style-name="T54">list_element_fields</text:span><text:span text:style-name="T86">[] = {</text:span></text:p>
      <text:p text:style-name="P12"><text:span text:style-name="T49"><text:tab/><text:tab/>field</text:span>( <text:span text:style-name="T57">1</text:span>, <text:span text:style-name="T57">6</text:span>, <text:span text:style-name="T57">6</text:span>, <text:span text:style-name="T83">read_string</text:span>, <text:span text:style-name="T83">strcmp</text:span>, <text:span text:style-name="T65">"Группа"</text:span>, group_name, { allow: <text:span text:style-name="T49">ALLOW_DIGITS</text:span> }),</text:p>
      <text:p text:style-name="P12"><text:span text:style-name="T49"><text:tab/><text:tab/>field</text:span>( <text:span text:style-name="T57">9</text:span>, <text:span text:style-name="T57">6</text:span>, <text:span text:style-name="T49">sizeof</text:span>(<text:span text:style-name="T49">int</text:span>), <text:span text:style-name="T83">read_fixed_int</text:span>, <text:span text:style-name="T83">intcmp</text:span>, <text:span text:style-name="T65">"Зачетка"</text:span>, gradebook_number, {<text:span text:style-name="T57">0</text:span>}),</text:p>
      <text:p text:style-name="P13"><text:span text:style-name="T49"><text:tab/><text:tab/>field</text:span>(<text:span text:style-name="T57">19</text:span>, <text:span text:style-name="T57">1</text:span>, <text:span text:style-name="T57">1</text:span>, <text:span text:style-name="T83">read_char</text:span>, <text:span text:style-name="T83">chrcmp</text:span>, <text:span text:style-name="T65">"Пол"</text:span>, gender,</text:p>
      <text:p text:style-name="P13">{ values: <text:span text:style-name="T65">"</text:span><text:span text:style-name="T84">\2</text:span><text:span text:style-name="T65">mf"</text:span> }),</text:p>
      <text:p text:style-name="P12"><text:span text:style-name="T49"><text:tab/><text:tab/>field</text:span>(<text:span text:style-name="T57">25</text:span>, <text:span text:style-name="T57">1</text:span>, <text:span text:style-name="T57">1</text:span>, <text:span text:style-name="T83">read_char</text:span> , <text:span text:style-name="T83">chrcmp</text:span>, <text:span text:style-name="T65">"Форма"</text:span>, education_form, { values: <text:span text:style-name="T65">"</text:span><text:span text:style-name="T84">\3</text:span><text:span text:style-name="T65">ozd"</text:span> }),</text:p>
      <text:p text:style-name="P12"><text:span text:style-name="T49"><text:tab/><text:tab/>field</text:span>(<text:span text:style-name="T57">30</text:span>, <text:span text:style-name="T57">10</text:span>, <text:span text:style-name="T49">sizeof</text:span>(<text:span text:style-name="T61">Date</text:span>), <text:span text:style-name="T83">read_fixed_date</text:span>, <text:span text:style-name="T83">cmpdte</text:span>, <text:span text:style-name="T65">"Рождение "</text:span>, birth_date, {<text:span text:style-name="T57">0</text:span>}),</text:p>
      <text:p text:style-name="P12"><text:span text:style-name="T49"><text:tab/><text:tab/>field</text:span>(<text:span text:style-name="T57">42</text:span>, <text:span text:style-name="T57">10</text:span>, <text:span text:style-name="T49">sizeof</text:span>(<text:span text:style-name="T61">Date</text:span>), <text:span text:style-name="T83">read_fixed_date</text:span>, <text:span text:style-name="T83">cmpdte</text:span>, <text:span text:style-name="T65">"Поступление"</text:span>, admission_date, {<text:span text:style-name="T57">0</text:span>}),</text:p>
      <text:p text:style-name="P12"><text:span text:style-name="T49"><text:tab/><text:tab/>field</text:span>(<text:span text:style-name="T57">55</text:span>, <text:span text:style-name="T57">3</text:span>, <text:span text:style-name="T49">sizeof</text:span>(<text:span text:style-name="T49">short</text:span>), <text:span text:style-name="T83">read_fixed_short</text:span>, <text:span text:style-name="T83">shrcmp</text:span>, <text:span text:style-name="T65">"ЕГЭ"</text:span>, USE_score, {<text:span text:style-name="T57">0</text:span>}),</text:p>
      <text:p text:style-name="P13"><text:span text:style-name="T49"><text:tab/><text:tab/>field</text:span>(<text:span text:style-name="T57">60</text:span>, <text:span text:style-name="T57">32</text:span>, <text:span text:style-name="T57">32</text:span>, <text:span text:style-name="T83">read_string</text:span>, <text:span text:style-name="T83">strcmp</text:span>, <text:span text:style-name="T65">"ФИО"</text:span>, full_name,</text:p>
      <text:p text:style-name="P13">{ allow: <text:span text:style-name="T49">ALLOW_NOTHING</text:span> })</text:p>
      <text:p text:style-name="P15"><text:span text:style-name="T56"><text:tab/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" style:family="paragraph" style:parent-style-name="Standard">
      <style:paragraph-properties fo:margin-top="0mm" fo:margin-bottom="4.99mm" style:contextual-spacing="false" fo:text-align="center" style:justify-single-word="false"/>
      <style:text-properties fo:font-size="14pt" fo:font-weight="bold" officeooo:rsid="00067432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Подзаголовок" style:family="paragraph" style:parent-style-name="Заголовок">
      <style:paragraph-properties fo:margin-left="12.51mm" fo:margin-right="0mm" fo:text-align="start" style:justify-single-word="false" fo:text-indent="0mm" style:auto-text-indent="false"/>
      <style:text-properties fo:font-weight="bold" officeooo:rsid="002bdc90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23:25:59.981940197</meta:creation-date>
    <dc:date>2020-12-24T02:28:29.166608109</dc:date>
    <meta:editing-duration>PT3H35S</meta:editing-duration>
    <meta:editing-cycles>86</meta:editing-cycles>
    <meta:generator>LibreOffice/7.0.3.1$Linux_X86_64 LibreOffice_project/00$Build-1</meta:generator>
    <meta:document-statistic meta:table-count="0" meta:image-count="0" meta:object-count="0" meta:page-count="8" meta:paragraph-count="137" meta:word-count="1197" meta:character-count="9035" meta:non-whitespace-character-count="7871"/>
  </office:meta>
</office:document-meta>
</file>